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7" calcext:value-type="float">
            <text:p>2.31098133782697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7" calcext:value-type="float">
            <text:p>3.72868266201347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2" calcext:value-type="float">
            <text:p>2.32587536341802E-05</text:p>
          </table:table-cell>
          <table:table-cell table:formula="of:=[.M359] * 1.60934" office:value-type="float" office:value="0.0000374312425736316" calcext:value-type="float">
            <text:p>3.74312425736316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2" calcext:value-type="float">
            <text:p>3.77719297687922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" calcext:value-type="float">
            <text:p>3.8090281571553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6" calcext:value-type="float">
            <text:p>3.68377711145146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" calcext:value-type="float">
            <text:p>0.037207986206356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3" calcext:value-type="float">
            <text:p>0.0366906549800033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59" calcext:value-type="float">
            <text:p>24.6380368098159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" calcext:value-type="float">
            <text:p>24.816414686825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11])" office:value-type="float" office:value="0.0000262177056246049" calcext:value-type="float">
            <text:p>2.62177056246049E-05</text:p>
          </table:table-cell>
          <table:table-cell table:formula="of:=AVERAGE([.N2:.N411])" office:value-type="float" office:value="0.0000421932023699017" calcext:value-type="float">
            <text:p>4.2193202369901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7-23T16:46:49.130152004</dc:date>
    <meta:editing-duration>P1DT5H19M57S</meta:editing-duration>
    <meta:editing-cycles>192</meta:editing-cycles>
    <meta:generator>LibreOffice/7.3.5.2$Linux_X86_64 LibreOffice_project/30$Build-2</meta:generator>
    <meta:document-statistic meta:table-count="1" meta:cell-count="6398" meta:object-count="0"/>
  </office:meta>
</office:document-meta>
</file>